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e9b7" officeooo:paragraph-rsid="0002e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ts </text:p>
      <text:p text:style-name="P1">redux use in the frontend while connecting to the frontend to the actions and using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1:34:53.067686914</meta:creation-date>
    <dc:date>2020-05-27T01:35:51.830935286</dc:date>
    <meta:editing-duration>PT59S</meta:editing-duration>
    <meta:editing-cycles>1</meta:editing-cycles>
    <meta:document-statistic meta:table-count="0" meta:image-count="0" meta:object-count="0" meta:page-count="1" meta:paragraph-count="2" meta:word-count="17" meta:character-count="93" meta:non-whitespace-character-count="77"/>
    <meta:generator>LibreOffice/6.0.7.3$Linux_X86_64 LibreOffice_project/00m0$Build-3</meta:generator>
  </office:meta>
</office:document-meta>
</file>